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0.986cm" fo:min-width="3.27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bottom" draw:auto-grow-height="false" fo:min-height="0.986cm" fo:min-width="3.276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svg:stroke-width="0.035cm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13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3.27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start" style:writing-mode="lr-tb"/>
      <style:text-properties fo:font-size="12pt"/>
    </style:style>
    <style:style style:name="P2" style:family="paragraph">
      <loext:graphic-properties draw:fill-color="#ffffff"/>
      <style:paragraph-properties fo:text-align="start" style:writing-mode="lr-tb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8pt"/>
    </style:style>
    <style:style style:name="P5" style:family="paragraph">
      <loext:graphic-properties draw:fill="none" draw:fill-color="#ffffff"/>
      <style:text-properties fo:font-size="8pt"/>
    </style:style>
    <style:style style:name="P6" style:family="paragraph">
      <style:paragraph-properties fo:text-align="end"/>
      <style:text-properties fo:font-size="8pt"/>
    </style:style>
    <style:style style:name="P7" style:family="paragraph">
      <loext:graphic-properties draw:fill="none" draw:fill-color="#ffffff"/>
      <style:paragraph-properties fo:text-align="end"/>
      <style:text-properties fo:font-size="8pt"/>
    </style:style>
    <style:style style:name="P8" style:family="paragraph">
      <style:paragraph-properties fo:text-align="start" style:writing-mode="lr-tb"/>
      <style:text-properties fo:font-size="8pt"/>
    </style:style>
    <style:style style:name="P9" style:family="paragraph">
      <loext:graphic-properties draw:fill-color="#ffffff"/>
      <style:paragraph-properties fo:text-align="start" style:writing-mode="lr-tb"/>
      <style:text-properties fo:font-size="8pt"/>
    </style:style>
    <style:style style:name="P10" style:family="paragraph">
      <style:paragraph-properties fo:text-align="center"/>
      <style:text-properties fo:font-size="10pt" fo:font-style="italic"/>
    </style:style>
    <style:style style:name="P11" style:family="paragraph">
      <loext:graphic-properties draw:fill="none" draw:fill-color="#ffffff"/>
      <style:paragraph-properties fo:text-align="center"/>
      <style:text-properties fo:font-size="10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27cm" svg:x="2.54cm" svg:y="2.54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27cm" svg:x="2.54cm" svg:y="5.08cm">
          <text:p text:style-name="P1">Serv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842cm" svg:y1="5.08cm" svg:x2="5.842cm" svg:y2="3.81cm">
          <text:p/>
        </draw:line>
        <draw:line draw:style-name="gr3" draw:text-style-name="P3" draw:layer="layout" svg:x1="3.175cm" svg:y1="3.81cm" svg:x2="3.175cm" svg:y2="5.08cm">
          <text:p/>
        </draw:line>
        <draw:frame draw:style-name="gr4" draw:text-style-name="P5" draw:layer="layout" svg:width="1.905cm" svg:height="0.569cm" svg:x="2.54cm" svg:y="3.241cm">
          <draw:text-box>
            <text:p text:style-name="P4">request()</text:p>
          </draw:text-box>
        </draw:frame>
        <draw:frame draw:style-name="gr4" draw:text-style-name="P7" draw:layer="layout" svg:width="2.413cm" svg:height="0.569cm" svg:x="3.937cm" svg:y="3.241cm">
          <draw:text-box>
            <text:p text:style-name="P6">confirmation()</text:p>
          </draw:text-box>
        </draw:frame>
        <draw:frame draw:style-name="gr5" draw:text-style-name="P5" draw:layer="layout" svg:width="1.905cm" svg:height="0.569cm" svg:x="2.54cm" svg:y="5.08cm">
          <draw:text-box>
            <text:p text:style-name="P4">indication()</text:p>
          </draw:text-box>
        </draw:frame>
        <draw:frame draw:style-name="gr6" draw:text-style-name="P7" draw:layer="layout" svg:width="2.54cm" svg:height="0.569cm" svg:x="3.81cm" svg:y="5.08cm">
          <draw:text-box>
            <text:p text:style-name="P6">response()</text:p>
          </draw:text-box>
        </draw:frame>
        <draw:custom-shape draw:style-name="gr1" draw:text-style-name="P2" draw:layer="layout" svg:width="3.81cm" svg:height="1.27cm" svg:x="8.89cm" svg:y="1.524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81cm" svg:height="1.27cm" svg:x="8.89cm" svg:y="4.064cm">
          <text:p text:style-name="P8"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192cm" svg:y1="4.064cm" svg:x2="12.192cm" svg:y2="2.794cm">
          <text:p/>
        </draw:line>
        <draw:line draw:style-name="gr3" draw:text-style-name="P3" draw:layer="layout" svg:x1="9.525cm" svg:y1="2.794cm" svg:x2="9.525cm" svg:y2="4.064cm">
          <text:p/>
        </draw:line>
        <draw:frame draw:style-name="gr4" draw:text-style-name="P5" draw:layer="layout" svg:width="1.905cm" svg:height="0.569cm" svg:x="8.89cm" svg:y="2.225cm">
          <draw:text-box>
            <text:p text:style-name="P4">request()</text:p>
          </draw:text-box>
        </draw:frame>
        <draw:frame draw:style-name="gr4" draw:text-style-name="P7" draw:layer="layout" svg:width="2.413cm" svg:height="0.569cm" svg:x="10.287cm" svg:y="2.225cm">
          <draw:text-box>
            <text:p text:style-name="P6">confirmation()</text:p>
          </draw:text-box>
        </draw:frame>
        <draw:frame draw:style-name="gr8" draw:text-style-name="P5" draw:layer="layout" svg:width="1.905cm" svg:height="0.569cm" svg:x="8.89cm" svg:y="4.064cm">
          <draw:text-box>
            <text:p text:style-name="P4">indication()</text:p>
          </draw:text-box>
        </draw:frame>
        <draw:frame draw:style-name="gr6" draw:text-style-name="P7" draw:layer="layout" svg:width="2.54cm" svg:height="0.569cm" svg:x="10.16cm" svg:y="4.064cm">
          <draw:text-box>
            <text:p text:style-name="P6">response()</text:p>
          </draw:text-box>
        </draw:frame>
        <draw:custom-shape draw:style-name="gr2" draw:text-style-name="P2" draw:layer="layout" svg:width="3.81cm" svg:height="1.27cm" svg:x="8.89cm" svg:y="6.604cm">
          <text:p text:style-name="P1">Serv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192cm" svg:y1="6.604cm" svg:x2="12.192cm" svg:y2="5.334cm">
          <text:p/>
        </draw:line>
        <draw:line draw:style-name="gr3" draw:text-style-name="P3" draw:layer="layout" svg:x1="9.525cm" svg:y1="5.334cm" svg:x2="9.525cm" svg:y2="6.604cm">
          <text:p/>
        </draw:line>
        <draw:frame draw:style-name="gr8" draw:text-style-name="P5" draw:layer="layout" svg:width="1.905cm" svg:height="0.569cm" svg:x="8.89cm" svg:y="4.765cm">
          <draw:text-box>
            <text:p text:style-name="P4">request()</text:p>
          </draw:text-box>
        </draw:frame>
        <draw:frame draw:style-name="gr8" draw:text-style-name="P7" draw:layer="layout" svg:width="2.413cm" svg:height="0.569cm" svg:x="10.287cm" svg:y="4.765cm">
          <draw:text-box>
            <text:p text:style-name="P6">confirmation()</text:p>
          </draw:text-box>
        </draw:frame>
        <draw:frame draw:style-name="gr5" draw:text-style-name="P5" draw:layer="layout" svg:width="1.905cm" svg:height="0.569cm" svg:x="8.89cm" svg:y="6.604cm">
          <draw:text-box>
            <text:p text:style-name="P4">indication()</text:p>
          </draw:text-box>
        </draw:frame>
        <draw:frame draw:style-name="gr6" draw:text-style-name="P7" draw:layer="layout" svg:width="2.54cm" svg:height="0.569cm" svg:x="10.16cm" svg:y="6.604cm">
          <draw:text-box>
            <text:p text:style-name="P6">response()</text:p>
          </draw:text-box>
        </draw:frame>
        <draw:line draw:style-name="gr9" draw:text-style-name="P3" draw:layer="layout" svg:x1="8.89cm" svg:y1="4.699cm" svg:x2="12.7cm" svg:y2="4.699cm">
          <text:p/>
        </draw:line>
        <draw:frame draw:style-name="gr4" draw:text-style-name="P11" draw:layer="layout" svg:width="3.81cm" svg:height="0.645cm" svg:x="2.54cm" svg:y="8.245cm">
          <draw:text-box>
            <text:p text:style-name="P10">Figure 1</text:p>
          </draw:text-box>
        </draw:frame>
        <draw:frame draw:style-name="gr4" draw:text-style-name="P11" draw:layer="layout" svg:width="3.81cm" svg:height="0.645cm" svg:x="8.89cm" svg:y="8.246cm">
          <draw:text-box>
            <text:p text:style-name="P10">Figure 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2T17:19:12.085036104</meta:creation-date>
    <dc:date>2023-03-18T21:34:22.920133759</dc:date>
    <meta:editing-duration>P1DT8H22M16S</meta:editing-duration>
    <meta:editing-cycles>4</meta:editing-cycles>
    <meta:generator>LibreOffice/7.3.7.2$Linux_X86_64 LibreOffice_project/30$Build-2</meta:generator>
    <meta:document-statistic meta:object-count="26"/>
  </office:meta>
</office:document-meta>
</file>